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vg10-08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system</text:p>
          </table:table-cell>
          <table:table-cell/>
          <table:table-cell table:style-name="Default" office:value-type="string" calcext:value-type="string">
            <text:p>elapsed</text:p>
          </table:table-cell>
          <table:table-cell table:style-name="Default"/>
          <table:table-cell office:value-type="string" calcext:value-type="string">
            <text:p>cpu</text:p>
          </table:table-cell>
          <table:table-cell/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2.62" calcext:value-type="float">
            <text:p>2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2" calcext:value-type="float">
            <text:p>2.6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2" calcext:value-type="float">
            <text:p>2.72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.005" calcext:value-type="float">
            <text:p>0.005</text:p>
          </table:table-cell>
          <table:table-cell office:value-type="float" office:value="2.9" calcext:value-type="float">
            <text:p>2.9</text:p>
          </table:table-cell>
          <table:table-cell office:value-type="float" office:value="0.03" calcext:value-type="float">
            <text:p>0.03</text:p>
          </table:table-cell>
          <table:table-cell office:value-type="float" office:value="97.67" calcext:value-type="float">
            <text:p>97.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7" calcext:value-type="float">
            <text:p>2.87</text:p>
          </table:table-cell>
          <table:table-cell office:value-type="float" office:value="0.03" calcext:value-type="float">
            <text:p>0.03</text:p>
          </table:table-cell>
          <table:table-cell office:value-type="float" office:value="0.55" calcext:value-type="float">
            <text:p>0.55</text:p>
          </table:table-cell>
          <table:table-cell office:value-type="float" office:value="0.015" calcext:value-type="float">
            <text:p>0.015</text:p>
          </table:table-cell>
          <table:table-cell office:value-type="float" office:value="0.97" calcext:value-type="float">
            <text:p>0.97</text:p>
          </table:table-cell>
          <table:table-cell office:value-type="float" office:value="0.02" calcext:value-type="float">
            <text:p>0.02</text:p>
          </table:table-cell>
          <table:table-cell office:value-type="float" office:value="350.33" calcext:value-type="float">
            <text:p>350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03" calcext:value-type="float">
            <text:p>3.03</text:p>
          </table:table-cell>
          <table:table-cell office:value-type="float" office:value="0.015" calcext:value-type="float">
            <text:p>0.015</text:p>
          </table:table-cell>
          <table:table-cell office:value-type="float" office:value="1.27" calcext:value-type="float">
            <text:p>1.27</text:p>
          </table:table-cell>
          <table:table-cell office:value-type="float" office:value="0.015" calcext:value-type="float">
            <text:p>0.015</text:p>
          </table:table-cell>
          <table:table-cell office:value-type="float" office:value="0.67" calcext:value-type="float">
            <text:p>0.67</text:p>
          </table:table-cell>
          <table:table-cell office:value-type="float" office:value="0.01" calcext:value-type="float">
            <text:p>0.01</text:p>
          </table:table-cell>
          <table:table-cell office:value-type="float" office:value="642.67" calcext:value-type="float">
            <text:p>642.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27" calcext:value-type="float">
            <text:p>3.27</text:p>
          </table:table-cell>
          <table:table-cell office:value-type="float" office:value="0.025" calcext:value-type="float">
            <text:p>0.025</text:p>
          </table:table-cell>
          <table:table-cell office:value-type="float" office:value="2.17" calcext:value-type="float">
            <text:p>2.17</text:p>
          </table:table-cell>
          <table:table-cell office:value-type="float" office:value="0.04" calcext:value-type="float">
            <text:p>0.04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886.33" calcext:value-type="float">
            <text:p>886.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office:value-type="float" office:value="0.03" calcext:value-type="float">
            <text:p>0.03</text:p>
          </table:table-cell>
          <table:table-cell office:value-type="float" office:value="3.21" calcext:value-type="float">
            <text:p>3.21</text:p>
          </table:table-cell>
          <table:table-cell office:value-type="float" office:value="0.03" calcext:value-type="float">
            <text:p>0.03</text:p>
          </table:table-cell>
          <table:table-cell office:value-type="float" office:value="0.6" calcext:value-type="float">
            <text:p>0.6</text:p>
          </table:table-cell>
          <table:table-cell office:value-type="float" office:value="0.01" calcext:value-type="float">
            <text:p>0.01</text:p>
          </table:table-cell>
          <table:table-cell office:value-type="float" office:value="1120" calcext:value-type="float">
            <text:p>1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.015" calcext:value-type="float">
            <text:p>0.015</text:p>
          </table:table-cell>
          <table:table-cell office:value-type="float" office:value="4.4" calcext:value-type="float">
            <text:p>4.4</text:p>
          </table:table-cell>
          <table:table-cell office:value-type="float" office:value="0.075" calcext:value-type="float">
            <text:p>0.075</text:p>
          </table:table-cell>
          <table:table-cell office:value-type="float" office:value="0.63" calcext:value-type="float">
            <text:p>0.63</text:p>
          </table:table-cell>
          <table:table-cell office:value-type="float" office:value="0.01" calcext:value-type="float">
            <text:p>0.01</text:p>
          </table:table-cell>
          <table:table-cell office:value-type="float" office:value="1315.67" calcext:value-type="float">
            <text:p>1315.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59" calcext:value-type="float">
            <text:p>4.59</text:p>
          </table:table-cell>
          <table:table-cell office:value-type="float" office:value="0.16" calcext:value-type="float">
            <text:p>0.16</text:p>
          </table:table-cell>
          <table:table-cell office:value-type="float" office:value="5.92" calcext:value-type="float">
            <text:p>5.92</text:p>
          </table:table-cell>
          <table:table-cell office:value-type="float" office:value="0.09" calcext:value-type="float">
            <text:p>0.09</text:p>
          </table:table-cell>
          <table:table-cell office:value-type="float" office:value="0.69" calcext:value-type="float">
            <text:p>0.69</text:p>
          </table:table-cell>
          <table:table-cell office:value-type="float" office:value="0.01" calcext:value-type="float">
            <text:p>0.01</text:p>
          </table:table-cell>
          <table:table-cell office:value-type="float" office:value="1513.67" calcext:value-type="float">
            <text:p>1513.6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.2" calcext:value-type="float">
            <text:p>5.2</text:p>
          </table:table-cell>
          <table:table-cell office:value-type="float" office:value="0.105" calcext:value-type="float">
            <text:p>0.105</text:p>
          </table:table-cell>
          <table:table-cell office:value-type="float" office:value="8.57" calcext:value-type="float">
            <text:p>8.57</text:p>
          </table:table-cell>
          <table:table-cell office:value-type="float" office:value="0.09" calcext:value-type="float">
            <text:p>0.09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office:value-type="float" office:value="1710.33" calcext:value-type="float">
            <text:p>1710.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.33" calcext:value-type="float">
            <text:p>6.33</text:p>
          </table:table-cell>
          <table:table-cell office:value-type="float" office:value="0.1" calcext:value-type="float">
            <text:p>0.1</text:p>
          </table:table-cell>
          <table:table-cell office:value-type="float" office:value="10.74" calcext:value-type="float">
            <text:p>10.74</text:p>
          </table:table-cell>
          <table:table-cell office:value-type="float" office:value="0.345" calcext:value-type="float">
            <text:p>0.345</text:p>
          </table:table-cell>
          <table:table-cell office:value-type="float" office:value="0.87" calcext:value-type="float">
            <text:p>0.87</text:p>
          </table:table-cell>
          <table:table-cell office:value-type="float" office:value="0.01" calcext:value-type="float">
            <text:p>0.01</text:p>
          </table:table-cell>
          <table:table-cell office:value-type="float" office:value="1942" calcext:value-type="float">
            <text:p>1942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8" calcext:value-type="float">
            <text:p>6.8</text:p>
          </table:table-cell>
          <table:table-cell office:value-type="float" office:value="0.46" calcext:value-type="float">
            <text:p>0.46</text:p>
          </table:table-cell>
          <table:table-cell office:value-type="float" office:value="13.26" calcext:value-type="float">
            <text:p>13.26</text:p>
          </table:table-cell>
          <table:table-cell office:value-type="float" office:value="0.44" calcext:value-type="float">
            <text:p>0.44</text:p>
          </table:table-cell>
          <table:table-cell office:value-type="float" office:value="0.95" calcext:value-type="float">
            <text:p>0.95</text:p>
          </table:table-cell>
          <table:table-cell office:value-type="float" office:value="0.05" calcext:value-type="float">
            <text:p>0.05</text:p>
          </table:table-cell>
          <table:table-cell office:value-type="float" office:value="2114.33" calcext:value-type="float">
            <text:p>2114.33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55" calcext:value-type="float">
            <text:p>8.55</text:p>
          </table:table-cell>
          <table:table-cell office:value-type="float" office:value="0.73" calcext:value-type="float">
            <text:p>0.73</text:p>
          </table:table-cell>
          <table:table-cell office:value-type="float" office:value="16.23" calcext:value-type="float">
            <text:p>16.23</text:p>
          </table:table-cell>
          <table:table-cell office:value-type="float" office:value="1.265" calcext:value-type="float">
            <text:p>1.265</text:p>
          </table:table-cell>
          <table:table-cell office:value-type="float" office:value="1.1" calcext:value-type="float">
            <text:p>1.1</text:p>
          </table:table-cell>
          <table:table-cell office:value-type="float" office:value="0.08" calcext:value-type="float">
            <text:p>0.08</text:p>
          </table:table-cell>
          <table:table-cell office:value-type="float" office:value="2251.67" calcext:value-type="float">
            <text:p>2251.6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.63" calcext:value-type="float">
            <text:p>9.63</text:p>
          </table:table-cell>
          <table:table-cell office:value-type="float" office:value="0.25" calcext:value-type="float">
            <text:p>0.25</text:p>
          </table:table-cell>
          <table:table-cell office:value-type="float" office:value="17.63" calcext:value-type="float">
            <text:p>17.63</text:p>
          </table:table-cell>
          <table:table-cell office:value-type="float" office:value="0.279999999999999" calcext:value-type="float">
            <text:p>0.279999999999999</text:p>
          </table:table-cell>
          <table:table-cell office:value-type="float" office:value="1.18" calcext:value-type="float">
            <text:p>1.18</text:p>
          </table:table-cell>
          <table:table-cell office:value-type="float" office:value="0.02" calcext:value-type="float">
            <text:p>0.02</text:p>
          </table:table-cell>
          <table:table-cell office:value-type="float" office:value="2307" calcext:value-type="float">
            <text:p>2307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.42" calcext:value-type="float">
            <text:p>10.42</text:p>
          </table:table-cell>
          <table:table-cell office:value-type="float" office:value="0.645" calcext:value-type="float">
            <text:p>0.645</text:p>
          </table:table-cell>
          <table:table-cell office:value-type="float" office:value="21.03" calcext:value-type="float">
            <text:p>21.03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05" calcext:value-type="float">
            <text:p>0.05</text:p>
          </table:table-cell>
          <table:table-cell office:value-type="float" office:value="2423.33" calcext:value-type="float">
            <text:p>2423.33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10-09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system</text:p>
          </table:table-cell>
          <table:table-cell/>
          <table:table-cell table:style-name="Default" office:value-type="string" calcext:value-type="string">
            <text:p>elapsed</text:p>
          </table:table-cell>
          <table:table-cell table:style-name="Default"/>
          <table:table-cell office:value-type="string" calcext:value-type="string">
            <text:p>cpu</text:p>
          </table:table-cell>
          <table:table-cell/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26.23" calcext:value-type="float">
            <text:p>26.23</text:p>
          </table:table-cell>
          <table:table-cell office:value-type="float" office:value="0.015000000000001" calcext:value-type="float">
            <text:p>0.015000000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3" calcext:value-type="float">
            <text:p>26.23</text:p>
          </table:table-cell>
          <table:table-cell office:value-type="float" office:value="0.02" calcext:value-type="float">
            <text:p>0.0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38" calcext:value-type="float">
            <text:p>26.38</text:p>
          </table:table-cell>
          <table:table-cell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office:value-type="float" office:value="0.015" calcext:value-type="float">
            <text:p>0.015</text:p>
          </table:table-cell>
          <table:table-cell office:value-type="float" office:value="26.57" calcext:value-type="float">
            <text:p>26.57</text:p>
          </table:table-cell>
          <table:table-cell office:value-type="float" office:value="0.01" calcext:value-type="float">
            <text:p>0.0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.55" calcext:value-type="float">
            <text:p>26.55</text:p>
          </table:table-cell>
          <table:table-cell office:value-type="float" office:value="0.01" calcext:value-type="float">
            <text:p>0.01</text:p>
          </table:table-cell>
          <table:table-cell office:value-type="float" office:value="0.56" calcext:value-type="float">
            <text:p>0.56</text:p>
          </table:table-cell>
          <table:table-cell office:value-type="float" office:value="0.01" calcext:value-type="float">
            <text:p>0.01</text:p>
          </table:table-cell>
          <table:table-cell office:value-type="float" office:value="6.89" calcext:value-type="float">
            <text:p>6.89</text:p>
          </table:table-cell>
          <table:table-cell office:value-type="float" office:value="0.01" calcext:value-type="float">
            <text:p>0.01</text:p>
          </table:table-cell>
          <table:table-cell office:value-type="float" office:value="393.33" calcext:value-type="float">
            <text:p>393.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84" calcext:value-type="float">
            <text:p>26.84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02" calcext:value-type="float">
            <text:p>0.02</text:p>
          </table:table-cell>
          <table:table-cell office:value-type="float" office:value="3.66" calcext:value-type="float">
            <text:p>3.66</text:p>
          </table:table-cell>
          <table:table-cell office:value-type="float" office:value="0.03" calcext:value-type="float">
            <text:p>0.03</text:p>
          </table:table-cell>
          <table:table-cell office:value-type="float" office:value="766.67" calcext:value-type="float">
            <text:p>766.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46" calcext:value-type="float">
            <text:p>27.46</text:p>
          </table:table-cell>
          <table:table-cell office:value-type="float" office:value="0.4" calcext:value-type="float">
            <text:p>0.4</text:p>
          </table:table-cell>
          <table:table-cell office:value-type="float" office:value="2.12" calcext:value-type="float">
            <text:p>2.12</text:p>
          </table:table-cell>
          <table:table-cell office:value-type="float" office:value="0.035" calcext:value-type="float">
            <text:p>0.035</text:p>
          </table:table-cell>
          <table:table-cell office:value-type="float" office:value="2.64" calcext:value-type="float">
            <text:p>2.64</text:p>
          </table:table-cell>
          <table:table-cell office:value-type="float" office:value="0.05" calcext:value-type="float">
            <text:p>0.05</text:p>
          </table:table-cell>
          <table:table-cell office:value-type="float" office:value="1118" calcext:value-type="float">
            <text:p>11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98" calcext:value-type="float">
            <text:p>27.98</text:p>
          </table:table-cell>
          <table:table-cell office:value-type="float" office:value="0.34" calcext:value-type="float">
            <text:p>0.34</text:p>
          </table:table-cell>
          <table:table-cell office:value-type="float" office:value="3.21" calcext:value-type="float">
            <text:p>3.21</text:p>
          </table:table-cell>
          <table:table-cell office:value-type="float" office:value="0.01" calcext:value-type="float">
            <text:p>0.01</text:p>
          </table:table-cell>
          <table:table-cell office:value-type="float" office:value="2.19" calcext:value-type="float">
            <text:p>2.19</text:p>
          </table:table-cell>
          <table:table-cell office:value-type="float" office:value="0.1" calcext:value-type="float">
            <text:p>0.1</text:p>
          </table:table-cell>
          <table:table-cell office:value-type="float" office:value="1419" calcext:value-type="float">
            <text:p>141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4" calcext:value-type="float">
            <text:p>28.4</text:p>
          </table:table-cell>
          <table:table-cell office:value-type="float" office:value="0.035" calcext:value-type="float">
            <text:p>0.035</text:p>
          </table:table-cell>
          <table:table-cell office:value-type="float" office:value="4.42" calcext:value-type="float">
            <text:p>4.42</text:p>
          </table:table-cell>
          <table:table-cell office:value-type="float" office:value="0.06" calcext:value-type="float">
            <text:p>0.06</text:p>
          </table:table-cell>
          <table:table-cell office:value-type="float" office:value="1.87" calcext:value-type="float">
            <text:p>1.87</text:p>
          </table:table-cell>
          <table:table-cell office:value-type="float" office:value="0.01" calcext:value-type="float">
            <text:p>0.01</text:p>
          </table:table-cell>
          <table:table-cell office:value-type="float" office:value="1755.67" calcext:value-type="float">
            <text:p>1755.67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0.060000000000001" calcext:value-type="float">
            <text:p>0.060000000000001</text:p>
          </table:table-cell>
          <table:table-cell office:value-type="float" office:value="5.82" calcext:value-type="float">
            <text:p>5.82</text:p>
          </table:table-cell>
          <table:table-cell office:value-type="float" office:value="0.01" calcext:value-type="float">
            <text:p>0.01</text:p>
          </table:table-cell>
          <table:table-cell office:value-type="float" office:value="1.71" calcext:value-type="float">
            <text:p>1.71</text:p>
          </table:table-cell>
          <table:table-cell office:value-type="float" office:value="0.01" calcext:value-type="float">
            <text:p>0.01</text:p>
          </table:table-cell>
          <table:table-cell office:value-type="float" office:value="2027.33" calcext:value-type="float">
            <text:p>2027.33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.05" calcext:value-type="float">
            <text:p>33.05</text:p>
          </table:table-cell>
          <table:table-cell office:value-type="float" office:value="1.975" calcext:value-type="float">
            <text:p>1.975</text:p>
          </table:table-cell>
          <table:table-cell office:value-type="float" office:value="8.58" calcext:value-type="float">
            <text:p>8.58</text:p>
          </table:table-cell>
          <table:table-cell office:value-type="float" office:value="0.32" calcext:value-type="float">
            <text:p>0.32</text:p>
          </table:table-cell>
          <table:table-cell office:value-type="float" office:value="1.81" calcext:value-type="float">
            <text:p>1.81</text:p>
          </table:table-cell>
          <table:table-cell office:value-type="float" office:value="0.08" calcext:value-type="float">
            <text:p>0.08</text:p>
          </table:table-cell>
          <table:table-cell office:value-type="float" office:value="2291.67" calcext:value-type="float">
            <text:p>2291.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.9" calcext:value-type="float">
            <text:p>34.9</text:p>
          </table:table-cell>
          <table:table-cell office:value-type="float" office:value="1.115" calcext:value-type="float">
            <text:p>1.115</text:p>
          </table:table-cell>
          <table:table-cell office:value-type="float" office:value="10.19" calcext:value-type="float">
            <text:p>10.19</text:p>
          </table:table-cell>
          <table:table-cell office:value-type="float" office:value="0.07" calcext:value-type="float">
            <text:p>0.07</text:p>
          </table:table-cell>
          <table:table-cell office:value-type="float" office:value="1.77" calcext:value-type="float">
            <text:p>1.77</text:p>
          </table:table-cell>
          <table:table-cell office:value-type="float" office:value="0.05" calcext:value-type="float">
            <text:p>0.05</text:p>
          </table:table-cell>
          <table:table-cell office:value-type="float" office:value="2540.67" calcext:value-type="float">
            <text:p>2540.6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22" calcext:value-type="float">
            <text:p>34.22</text:p>
          </table:table-cell>
          <table:table-cell office:value-type="float" office:value="0.34" calcext:value-type="float">
            <text:p>0.34</text:p>
          </table:table-cell>
          <table:table-cell office:value-type="float" office:value="12.55" calcext:value-type="float">
            <text:p>12.55</text:p>
          </table:table-cell>
          <table:table-cell office:value-type="float" office:value="0.435" calcext:value-type="float">
            <text:p>0.435</text:p>
          </table:table-cell>
          <table:table-cell office:value-type="float" office:value="1.72" calcext:value-type="float">
            <text:p>1.72</text:p>
          </table:table-cell>
          <table:table-cell office:value-type="float" office:value="0.02" calcext:value-type="float">
            <text:p>0.02</text:p>
          </table:table-cell>
          <table:table-cell office:value-type="float" office:value="2713" calcext:value-type="float">
            <text:p>27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.83" calcext:value-type="float">
            <text:p>36.83</text:p>
          </table:table-cell>
          <table:table-cell office:value-type="float" office:value="1.115" calcext:value-type="float">
            <text:p>1.115</text:p>
          </table:table-cell>
          <table:table-cell office:value-type="float" office:value="16.37" calcext:value-type="float">
            <text:p>16.37</text:p>
          </table:table-cell>
          <table:table-cell office:value-type="float" office:value="0.295" calcext:value-type="float">
            <text:p>0.295</text:p>
          </table:table-cell>
          <table:table-cell office:value-type="float" office:value="1.86" calcext:value-type="float">
            <text:p>1.86</text:p>
          </table:table-cell>
          <table:table-cell office:value-type="float" office:value="0.08" calcext:value-type="float">
            <text:p>0.08</text:p>
          </table:table-cell>
          <table:table-cell office:value-type="float" office:value="2855" calcext:value-type="float">
            <text:p>2855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.77" calcext:value-type="float">
            <text:p>37.77</text:p>
          </table:table-cell>
          <table:table-cell office:value-type="float" office:value="1.425" calcext:value-type="float">
            <text:p>1.425</text:p>
          </table:table-cell>
          <table:table-cell office:value-type="float" office:value="19.36" calcext:value-type="float">
            <text:p>19.36</text:p>
          </table:table-cell>
          <table:table-cell office:value-type="float" office:value="1.07" calcext:value-type="float">
            <text:p>1.07</text:p>
          </table:table-cell>
          <table:table-cell office:value-type="float" office:value="1.88" calcext:value-type="float">
            <text:p>1.88</text:p>
          </table:table-cell>
          <table:table-cell office:value-type="float" office:value="0.01" calcext:value-type="float">
            <text:p>0.01</text:p>
          </table:table-cell>
          <table:table-cell office:value-type="float" office:value="3023" calcext:value-type="float">
            <text:p>3023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.77" calcext:value-type="float">
            <text:p>40.77</text:p>
          </table:table-cell>
          <table:table-cell office:value-type="float" office:value="1.965" calcext:value-type="float">
            <text:p>1.965</text:p>
          </table:table-cell>
          <table:table-cell office:value-type="float" office:value="21.2" calcext:value-type="float">
            <text:p>21.2</text:p>
          </table:table-cell>
          <table:table-cell office:value-type="float" office:value="1.305" calcext:value-type="float">
            <text:p>1.305</text:p>
          </table:table-cell>
          <table:table-cell office:value-type="float" office:value="1.96" calcext:value-type="float">
            <text:p>1.96</text:p>
          </table:table-cell>
          <table:table-cell office:value-type="float" office:value="0.03" calcext:value-type="float">
            <text:p>0.03</text:p>
          </table:table-cell>
          <table:table-cell office:value-type="float" office:value="3160.33" calcext:value-type="float">
            <text:p>3160.33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10-1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system</text:p>
          </table:table-cell>
          <table:table-cell/>
          <table:table-cell table:style-name="Default" office:value-type="string" calcext:value-type="string">
            <text:p>elapsed</text:p>
          </table:table-cell>
          <table:table-cell table:style-name="Default"/>
          <table:table-cell office:value-type="string" calcext:value-type="string">
            <text:p>cpu</text:p>
          </table:table-cell>
          <table:table-cell/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262.46" calcext:value-type="float">
            <text:p>262.46</text:p>
          </table:table-cell>
          <table:table-cell office:value-type="float" office:value="0.155000000000001" calcext:value-type="float">
            <text:p>0.155000000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.49" calcext:value-type="float">
            <text:p>262.49</text:p>
          </table:table-cell>
          <table:table-cell office:value-type="float" office:value="0.16" calcext:value-type="float">
            <text:p>0.1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3.72" calcext:value-type="float">
            <text:p>263.72</text:p>
          </table:table-cell>
          <table:table-cell office:value-type="float" office:value="0.855000000000018" calcext:value-type="float">
            <text:p>0.855000000000018</text:p>
          </table:table-cell>
          <table:table-cell office:value-type="float" office:value="0.3" calcext:value-type="float">
            <text:p>0.3</text:p>
          </table:table-cell>
          <table:table-cell office:value-type="float" office:value="0.135" calcext:value-type="float">
            <text:p>0.135</text:p>
          </table:table-cell>
          <table:table-cell office:value-type="float" office:value="263.88" calcext:value-type="float">
            <text:p>263.88</text:p>
          </table:table-cell>
          <table:table-cell office:value-type="float" office:value="0.85" calcext:value-type="float">
            <text:p>0.85</text:p>
          </table:table-cell>
          <table:table-cell office:value-type="float" office:value="99.67" calcext:value-type="float">
            <text:p>99.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4.99" calcext:value-type="float">
            <text:p>264.99</text:p>
          </table:table-cell>
          <table:table-cell office:value-type="float" office:value="1.97" calcext:value-type="float">
            <text:p>1.97</text:p>
          </table:table-cell>
          <table:table-cell office:value-type="float" office:value="0.76" calcext:value-type="float">
            <text:p>0.76</text:p>
          </table:table-cell>
          <table:table-cell office:value-type="float" office:value="0.035" calcext:value-type="float">
            <text:p>0.035</text:p>
          </table:table-cell>
          <table:table-cell office:value-type="float" office:value="66.52" calcext:value-type="float">
            <text:p>66.52</text:p>
          </table:table-cell>
          <table:table-cell office:value-type="float" office:value="0.49" calcext:value-type="float">
            <text:p>0.49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6.38" calcext:value-type="float">
            <text:p>266.38</text:p>
          </table:table-cell>
          <table:table-cell office:value-type="float" office:value="1.59" calcext:value-type="float">
            <text:p>1.59</text:p>
          </table:table-cell>
          <table:table-cell office:value-type="float" office:value="1.47" calcext:value-type="float">
            <text:p>1.47</text:p>
          </table:table-cell>
          <table:table-cell office:value-type="float" office:value="0.075" calcext:value-type="float">
            <text:p>0.075</text:p>
          </table:table-cell>
          <table:table-cell office:value-type="float" office:value="33.7" calcext:value-type="float">
            <text:p>33.7</text:p>
          </table:table-cell>
          <table:table-cell office:value-type="float" office:value="0.25" calcext:value-type="float">
            <text:p>0.25</text:p>
          </table:table-cell>
          <table:table-cell office:value-type="float" office:value="794" calcext:value-type="float">
            <text:p>794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6.42" calcext:value-type="float">
            <text:p>266.42</text:p>
          </table:table-cell>
          <table:table-cell office:value-type="float" office:value="0.335000000000008" calcext:value-type="float">
            <text:p>0.335000000000008</text:p>
          </table:table-cell>
          <table:table-cell office:value-type="float" office:value="2.29" calcext:value-type="float">
            <text:p>2.29</text:p>
          </table:table-cell>
          <table:table-cell office:value-type="float" office:value="0.025" calcext:value-type="float">
            <text:p>0.025</text:p>
          </table:table-cell>
          <table:table-cell office:value-type="float" office:value="22.56" calcext:value-type="float">
            <text:p>22.56</text:p>
          </table:table-cell>
          <table:table-cell office:value-type="float" office:value="0.05" calcext:value-type="float">
            <text:p>0.05</text:p>
          </table:table-cell>
          <table:table-cell office:value-type="float" office:value="1190.33" calcext:value-type="float">
            <text:p>1190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9.3" calcext:value-type="float">
            <text:p>269.3</text:p>
          </table:table-cell>
          <table:table-cell office:value-type="float" office:value="0.609999999999985" calcext:value-type="float">
            <text:p>0.609999999999985</text:p>
          </table:table-cell>
          <table:table-cell office:value-type="float" office:value="3.22" calcext:value-type="float">
            <text:p>3.22</text:p>
          </table:table-cell>
          <table:table-cell office:value-type="float" office:value="0.075" calcext:value-type="float">
            <text:p>0.075</text:p>
          </table:table-cell>
          <table:table-cell office:value-type="float" office:value="17.23" calcext:value-type="float">
            <text:p>17.23</text:p>
          </table:table-cell>
          <table:table-cell office:value-type="float" office:value="0.03" calcext:value-type="float">
            <text:p>0.03</text:p>
          </table:table-cell>
          <table:table-cell office:value-type="float" office:value="1581" calcext:value-type="float">
            <text:p>15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7.13" calcext:value-type="float">
            <text:p>277.13</text:p>
          </table:table-cell>
          <table:table-cell office:value-type="float" office:value="6.91" calcext:value-type="float">
            <text:p>6.91</text:p>
          </table:table-cell>
          <table:table-cell office:value-type="float" office:value="4.51" calcext:value-type="float">
            <text:p>4.51</text:p>
          </table:table-cell>
          <table:table-cell office:value-type="float" office:value="0.06" calcext:value-type="float">
            <text:p>0.06</text:p>
          </table:table-cell>
          <table:table-cell office:value-type="float" office:value="14.43" calcext:value-type="float">
            <text:p>14.43</text:p>
          </table:table-cell>
          <table:table-cell office:value-type="float" office:value="0.5" calcext:value-type="float">
            <text:p>0.5</text:p>
          </table:table-cell>
          <table:table-cell office:value-type="float" office:value="1951.67" calcext:value-type="float">
            <text:p>1951.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6.93" calcext:value-type="float">
            <text:p>276.93</text:p>
          </table:table-cell>
          <table:table-cell office:value-type="float" office:value="1.94000000000003" calcext:value-type="float">
            <text:p>1.94000000000003</text:p>
          </table:table-cell>
          <table:table-cell office:value-type="float" office:value="5.96" calcext:value-type="float">
            <text:p>5.96</text:p>
          </table:table-cell>
          <table:table-cell office:value-type="float" office:value="0.025" calcext:value-type="float">
            <text:p>0.025</text:p>
          </table:table-cell>
          <table:table-cell office:value-type="float" office:value="12.14" calcext:value-type="float">
            <text:p>12.14</text:p>
          </table:table-cell>
          <table:table-cell office:value-type="float" office:value="0.16" calcext:value-type="float">
            <text:p>0.16</text:p>
          </table:table-cell>
          <table:table-cell office:value-type="float" office:value="2328.33" calcext:value-type="float">
            <text:p>2328.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3.27" calcext:value-type="float">
            <text:p>303.27</text:p>
          </table:table-cell>
          <table:table-cell office:value-type="float" office:value="6.715" calcext:value-type="float">
            <text:p>6.715</text:p>
          </table:table-cell>
          <table:table-cell office:value-type="float" office:value="8.6" calcext:value-type="float">
            <text:p>8.6</text:p>
          </table:table-cell>
          <table:table-cell office:value-type="float" office:value="0.155" calcext:value-type="float">
            <text:p>0.155</text:p>
          </table:table-cell>
          <table:table-cell office:value-type="float" office:value="11.52" calcext:value-type="float">
            <text:p>11.52</text:p>
          </table:table-cell>
          <table:table-cell office:value-type="float" office:value="0.26" calcext:value-type="float">
            <text:p>0.26</text:p>
          </table:table-cell>
          <table:table-cell office:value-type="float" office:value="2705" calcext:value-type="float">
            <text:p>27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7.54" calcext:value-type="float">
            <text:p>307.54</text:p>
          </table:table-cell>
          <table:table-cell office:value-type="float" office:value="2.08499999999998" calcext:value-type="float">
            <text:p>2.08499999999998</text:p>
          </table:table-cell>
          <table:table-cell office:value-type="float" office:value="10.32" calcext:value-type="float">
            <text:p>10.32</text:p>
          </table:table-cell>
          <table:table-cell office:value-type="float" office:value="0.255" calcext:value-type="float">
            <text:p>0.255</text:p>
          </table:table-cell>
          <table:table-cell office:value-type="float" office:value="10.44" calcext:value-type="float">
            <text:p>10.44</text:p>
          </table:table-cell>
          <table:table-cell office:value-type="float" office:value="0.16" calcext:value-type="float">
            <text:p>0.16</text:p>
          </table:table-cell>
          <table:table-cell office:value-type="float" office:value="3044" calcext:value-type="float">
            <text:p>30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0.75" calcext:value-type="float">
            <text:p>310.75</text:p>
          </table:table-cell>
          <table:table-cell office:value-type="float" office:value="3.83499999999998" calcext:value-type="float">
            <text:p>3.83499999999998</text:p>
          </table:table-cell>
          <table:table-cell office:value-type="float" office:value="12.69" calcext:value-type="float">
            <text:p>12.69</text:p>
          </table:table-cell>
          <table:table-cell office:value-type="float" office:value="0.225000000000001" calcext:value-type="float">
            <text:p>0.225000000000001</text:p>
          </table:table-cell>
          <table:table-cell office:value-type="float" office:value="9.42" calcext:value-type="float">
            <text:p>9.42</text:p>
          </table:table-cell>
          <table:table-cell office:value-type="float" office:value="0.11" calcext:value-type="float">
            <text:p>0.11</text:p>
          </table:table-cell>
          <table:table-cell office:value-type="float" office:value="3433.33" calcext:value-type="float">
            <text:p>3433.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6.39" calcext:value-type="float">
            <text:p>316.39</text:p>
          </table:table-cell>
          <table:table-cell office:value-type="float" office:value="1.78" calcext:value-type="float">
            <text:p>1.78</text:p>
          </table:table-cell>
          <table:table-cell office:value-type="float" office:value="15.75" calcext:value-type="float">
            <text:p>15.75</text:p>
          </table:table-cell>
          <table:table-cell office:value-type="float" office:value="0.57" calcext:value-type="float">
            <text:p>0.57</text:p>
          </table:table-cell>
          <table:table-cell office:value-type="float" office:value="8.85" calcext:value-type="float">
            <text:p>8.85</text:p>
          </table:table-cell>
          <table:table-cell office:value-type="float" office:value="0.05" calcext:value-type="float">
            <text:p>0.05</text:p>
          </table:table-cell>
          <table:table-cell office:value-type="float" office:value="3750" calcext:value-type="float">
            <text:p>37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7.33" calcext:value-type="float">
            <text:p>327.33</text:p>
          </table:table-cell>
          <table:table-cell office:value-type="float" office:value="1.85000000000002" calcext:value-type="float">
            <text:p>1.85000000000002</text:p>
          </table:table-cell>
          <table:table-cell office:value-type="float" office:value="18.02" calcext:value-type="float">
            <text:p>18.02</text:p>
          </table:table-cell>
          <table:table-cell office:value-type="float" office:value="0.595000000000001" calcext:value-type="float">
            <text:p>0.595000000000001</text:p>
          </table:table-cell>
          <table:table-cell office:value-type="float" office:value="8.7" calcext:value-type="float">
            <text:p>8.7</text:p>
          </table:table-cell>
          <table:table-cell office:value-type="float" office:value="0.22" calcext:value-type="float">
            <text:p>0.22</text:p>
          </table:table-cell>
          <table:table-cell office:value-type="float" office:value="3971" calcext:value-type="float">
            <text:p>3971</text:p>
          </table:table-cell>
          <table:table-cell office:value-type="float" office:value="84.5" calcext:value-type="float">
            <text:p>84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33.97" calcext:value-type="float">
            <text:p>333.97</text:p>
          </table:table-cell>
          <table:table-cell office:value-type="float" office:value="8.06" calcext:value-type="float">
            <text:p>8.06</text:p>
          </table:table-cell>
          <table:table-cell office:value-type="float" office:value="21.46" calcext:value-type="float">
            <text:p>21.46</text:p>
          </table:table-cell>
          <table:table-cell office:value-type="float" office:value="0.865" calcext:value-type="float">
            <text:p>0.865</text:p>
          </table:table-cell>
          <table:table-cell office:value-type="float" office:value="8.19" calcext:value-type="float">
            <text:p>8.19</text:p>
          </table:table-cell>
          <table:table-cell office:value-type="float" office:value="0.3" calcext:value-type="float">
            <text:p>0.3</text:p>
          </table:table-cell>
          <table:table-cell office:value-type="float" office:value="4338" calcext:value-type="float">
            <text:p>433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10-11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system</text:p>
          </table:table-cell>
          <table:table-cell/>
          <table:table-cell table:style-name="Default" office:value-type="string" calcext:value-type="string">
            <text:p>elapsed</text:p>
          </table:table-cell>
          <table:table-cell table:style-name="Default"/>
          <table:table-cell office:value-type="string" calcext:value-type="string">
            <text:p>cpu</text:p>
          </table:table-cell>
          <table:table-cell/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2624.7" calcext:value-type="float">
            <text:p>2624.7</text:p>
          </table:table-cell>
          <table:table-cell office:value-type="float" office:value="1.03500000000008" calcext:value-type="float">
            <text:p>1.03500000000008</text:p>
          </table:table-cell>
          <table:table-cell office:value-type="float" office:value="0.02" calcext:value-type="float">
            <text:p>0.02</text:p>
          </table:table-cell>
          <table:table-cell office:value-type="float" office:value="0.035" calcext:value-type="float">
            <text:p>0.035</text:p>
          </table:table-cell>
          <table:table-cell table:style-name="Default" office:value-type="float" office:value="2624.97" calcext:value-type="float">
            <text:p>2624.97</text:p>
          </table:table-cell>
          <table:table-cell office:value-type="float" office:value="0.99" calcext:value-type="float">
            <text:p>0.9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30.21" calcext:value-type="float">
            <text:p>2630.21</text:p>
          </table:table-cell>
          <table:table-cell office:value-type="float" office:value="0.940000000000055" calcext:value-type="float">
            <text:p>0.940000000000055</text:p>
          </table:table-cell>
          <table:table-cell office:value-type="float" office:value="1.91" calcext:value-type="float">
            <text:p>1.91</text:p>
          </table:table-cell>
          <table:table-cell office:value-type="float" office:value="1.315" calcext:value-type="float">
            <text:p>1.315</text:p>
          </table:table-cell>
          <table:table-cell table:style-name="Default" office:value-type="float" office:value="2629.82" calcext:value-type="float">
            <text:p>2629.82</text:p>
          </table:table-cell>
          <table:table-cell office:value-type="float" office:value="0.3" calcext:value-type="float">
            <text:p>0.3</text:p>
          </table:table-cell>
          <table:table-cell office:value-type="float" office:value="99.67" calcext:value-type="float">
            <text:p>99.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41.52" calcext:value-type="float">
            <text:p>2641.52</text:p>
          </table:table-cell>
          <table:table-cell office:value-type="float" office:value="6.54499999999985" calcext:value-type="float">
            <text:p>6.54499999999985</text:p>
          </table:table-cell>
          <table:table-cell office:value-type="float" office:value="3.09" calcext:value-type="float">
            <text:p>3.09</text:p>
          </table:table-cell>
          <table:table-cell office:value-type="float" office:value="0.01" calcext:value-type="float">
            <text:p>0.01</text:p>
          </table:table-cell>
          <table:table-cell table:style-name="Default" office:value-type="float" office:value="660.79" calcext:value-type="float">
            <text:p>660.79</text:p>
          </table:table-cell>
          <table:table-cell office:value-type="float" office:value="1.88" calcext:value-type="float">
            <text:p>1.8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44.6" calcext:value-type="float">
            <text:p>2644.6</text:p>
          </table:table-cell>
          <table:table-cell office:value-type="float" office:value="2.125" calcext:value-type="float">
            <text:p>2.125</text:p>
          </table:table-cell>
          <table:table-cell office:value-type="float" office:value="3.45" calcext:value-type="float">
            <text:p>3.45</text:p>
          </table:table-cell>
          <table:table-cell office:value-type="float" office:value="0.47" calcext:value-type="float">
            <text:p>0.47</text:p>
          </table:table-cell>
          <table:table-cell table:style-name="Default" office:value-type="float" office:value="330.86" calcext:value-type="float">
            <text:p>330.86</text:p>
          </table:table-cell>
          <table:table-cell office:value-type="float" office:value="0.28" calcext:value-type="float">
            <text:p>0.28</text:p>
          </table:table-cell>
          <table:table-cell office:value-type="float" office:value="799.67" calcext:value-type="float">
            <text:p>799.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61.22" calcext:value-type="float">
            <text:p>2661.22</text:p>
          </table:table-cell>
          <table:table-cell office:value-type="float" office:value="15.355" calcext:value-type="float">
            <text:p>15.355</text:p>
          </table:table-cell>
          <table:table-cell office:value-type="float" office:value="3.61" calcext:value-type="float">
            <text:p>3.61</text:p>
          </table:table-cell>
          <table:table-cell office:value-type="float" office:value="0.655" calcext:value-type="float">
            <text:p>0.655</text:p>
          </table:table-cell>
          <table:table-cell table:style-name="Default" office:value-type="float" office:value="222.88" calcext:value-type="float">
            <text:p>222.88</text:p>
          </table:table-cell>
          <table:table-cell office:value-type="float" office:value="2.14" calcext:value-type="float">
            <text:p>2.14</text:p>
          </table:table-cell>
          <table:table-cell office:value-type="float" office:value="1195.33" calcext:value-type="float">
            <text:p>1195.33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91.49" calcext:value-type="float">
            <text:p>2691.49</text:p>
          </table:table-cell>
          <table:table-cell office:value-type="float" office:value="4.29999999999995" calcext:value-type="float">
            <text:p>4.29999999999995</text:p>
          </table:table-cell>
          <table:table-cell office:value-type="float" office:value="4.94" calcext:value-type="float">
            <text:p>4.94</text:p>
          </table:table-cell>
          <table:table-cell office:value-type="float" office:value="0.75" calcext:value-type="float">
            <text:p>0.75</text:p>
          </table:table-cell>
          <table:table-cell table:style-name="Default" office:value-type="float" office:value="169.53" calcext:value-type="float">
            <text:p>169.53</text:p>
          </table:table-cell>
          <table:table-cell office:value-type="float" office:value="1.29" calcext:value-type="float">
            <text:p>1.29</text:p>
          </table:table-cell>
          <table:table-cell office:value-type="float" office:value="1589.67" calcext:value-type="float">
            <text:p>1589.67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89.39" calcext:value-type="float">
            <text:p>2789.39</text:p>
          </table:table-cell>
          <table:table-cell office:value-type="float" office:value="53.6099999999999" calcext:value-type="float">
            <text:p>53.6099999999999</text:p>
          </table:table-cell>
          <table:table-cell office:value-type="float" office:value="6.21" calcext:value-type="float">
            <text:p>6.21</text:p>
          </table:table-cell>
          <table:table-cell office:value-type="float" office:value="0.97" calcext:value-type="float">
            <text:p>0.97</text:p>
          </table:table-cell>
          <table:table-cell table:style-name="Default" office:value-type="float" office:value="140.1" calcext:value-type="float">
            <text:p>140.1</text:p>
          </table:table-cell>
          <table:table-cell office:value-type="float" office:value="2.6" calcext:value-type="float">
            <text:p>2.6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57.14" calcext:value-type="float">
            <text:p>2857.14</text:p>
          </table:table-cell>
          <table:table-cell office:value-type="float" office:value="79.5549999999998" calcext:value-type="float">
            <text:p>79.5549999999998</text:p>
          </table:table-cell>
          <table:table-cell office:value-type="float" office:value="7.18" calcext:value-type="float">
            <text:p>7.18</text:p>
          </table:table-cell>
          <table:table-cell office:value-type="float" office:value="0.815" calcext:value-type="float">
            <text:p>0.815</text:p>
          </table:table-cell>
          <table:table-cell table:style-name="Default" office:value-type="float" office:value="121.52" calcext:value-type="float">
            <text:p>121.52</text:p>
          </table:table-cell>
          <table:table-cell office:value-type="float" office:value="4.67" calcext:value-type="float">
            <text:p>4.67</text:p>
          </table:table-cell>
          <table:table-cell office:value-type="float" office:value="2357.67" calcext:value-type="float">
            <text:p>2357.67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94.59" calcext:value-type="float">
            <text:p>2994.59</text:p>
          </table:table-cell>
          <table:table-cell office:value-type="float" office:value="40.645" calcext:value-type="float">
            <text:p>40.645</text:p>
          </table:table-cell>
          <table:table-cell office:value-type="float" office:value="9.55" calcext:value-type="float">
            <text:p>9.55</text:p>
          </table:table-cell>
          <table:table-cell office:value-type="float" office:value="0.24" calcext:value-type="float">
            <text:p>0.24</text:p>
          </table:table-cell>
          <table:table-cell table:style-name="Default" office:value-type="float" office:value="109.25" calcext:value-type="float">
            <text:p>109.25</text:p>
          </table:table-cell>
          <table:table-cell office:value-type="float" office:value="2.49" calcext:value-type="float">
            <text:p>2.49</text:p>
          </table:table-cell>
          <table:table-cell office:value-type="float" office:value="2749.67" calcext:value-type="float">
            <text:p>2749.67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01.65" calcext:value-type="float">
            <text:p>3101.65</text:p>
          </table:table-cell>
          <table:table-cell office:value-type="float" office:value="85.2649999999999" calcext:value-type="float">
            <text:p>85.2649999999999</text:p>
          </table:table-cell>
          <table:table-cell office:value-type="float" office:value="11.09" calcext:value-type="float">
            <text:p>11.09</text:p>
          </table:table-cell>
          <table:table-cell office:value-type="float" office:value="0.315" calcext:value-type="float">
            <text:p>0.315</text:p>
          </table:table-cell>
          <table:table-cell table:style-name="Default" office:value-type="float" office:value="99.54" calcext:value-type="float">
            <text:p>99.54</text:p>
          </table:table-cell>
          <table:table-cell office:value-type="float" office:value="5.11" calcext:value-type="float">
            <text:p>5.11</text:p>
          </table:table-cell>
          <table:table-cell office:value-type="float" office:value="3129.33" calcext:value-type="float">
            <text:p>3129.3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76.84" calcext:value-type="float">
            <text:p>3076.84</text:p>
          </table:table-cell>
          <table:table-cell office:value-type="float" office:value="22.5949999999998" calcext:value-type="float">
            <text:p>22.5949999999998</text:p>
          </table:table-cell>
          <table:table-cell office:value-type="float" office:value="13.58" calcext:value-type="float">
            <text:p>13.58</text:p>
          </table:table-cell>
          <table:table-cell office:value-type="float" office:value="0.295" calcext:value-type="float">
            <text:p>0.295</text:p>
          </table:table-cell>
          <table:table-cell table:style-name="Default" office:value-type="float" office:value="86.51" calcext:value-type="float">
            <text:p>86.51</text:p>
          </table:table-cell>
          <table:table-cell office:value-type="float" office:value="0.59" calcext:value-type="float">
            <text:p>0.59</text:p>
          </table:table-cell>
          <table:table-cell office:value-type="float" office:value="3572" calcext:value-type="float">
            <text:p>357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37.18" calcext:value-type="float">
            <text:p>3137.18</text:p>
          </table:table-cell>
          <table:table-cell office:value-type="float" office:value="39.4649999999999" calcext:value-type="float">
            <text:p>39.4649999999999</text:p>
          </table:table-cell>
          <table:table-cell office:value-type="float" office:value="15.86" calcext:value-type="float">
            <text:p>15.86</text:p>
          </table:table-cell>
          <table:table-cell office:value-type="float" office:value="0.550000000000001" calcext:value-type="float">
            <text:p>0.550000000000001</text:p>
          </table:table-cell>
          <table:table-cell table:style-name="Default" office:value-type="float" office:value="80.07" calcext:value-type="float">
            <text:p>80.07</text:p>
          </table:table-cell>
          <table:table-cell office:value-type="float" office:value="0.69" calcext:value-type="float">
            <text:p>0.69</text:p>
          </table:table-cell>
          <table:table-cell office:value-type="float" office:value="3937.67" calcext:value-type="float">
            <text:p>3937.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62.3" calcext:value-type="float">
            <text:p>3162.3</text:p>
          </table:table-cell>
          <table:table-cell office:value-type="float" office:value="26.865" calcext:value-type="float">
            <text:p>26.865</text:p>
          </table:table-cell>
          <table:table-cell office:value-type="float" office:value="19.51" calcext:value-type="float">
            <text:p>19.51</text:p>
          </table:table-cell>
          <table:table-cell office:value-type="float" office:value="1.12" calcext:value-type="float">
            <text:p>1.12</text:p>
          </table:table-cell>
          <table:table-cell table:style-name="Default" office:value-type="float" office:value="73.22" calcext:value-type="float">
            <text:p>73.22</text:p>
          </table:table-cell>
          <table:table-cell office:value-type="float" office:value="0.72" calcext:value-type="float">
            <text:p>0.72</text:p>
          </table:table-cell>
          <table:table-cell office:value-type="float" office:value="4344.67" calcext:value-type="float">
            <text:p>4344.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36.78" calcext:value-type="float">
            <text:p>3236.78</text:p>
          </table:table-cell>
          <table:table-cell office:value-type="float" office:value="107.005" calcext:value-type="float">
            <text:p>107.005</text:p>
          </table:table-cell>
          <table:table-cell office:value-type="float" office:value="21.97" calcext:value-type="float">
            <text:p>21.97</text:p>
          </table:table-cell>
          <table:table-cell office:value-type="float" office:value="0.594999999999999" calcext:value-type="float">
            <text:p>0.594999999999999</text:p>
          </table:table-cell>
          <table:table-cell table:style-name="Default" office:value-type="float" office:value="70.16" calcext:value-type="float">
            <text:p>70.16</text:p>
          </table:table-cell>
          <table:table-cell office:value-type="float" office:value="4.05" calcext:value-type="float">
            <text:p>4.05</text:p>
          </table:table-cell>
          <table:table-cell office:value-type="float" office:value="4649" calcext:value-type="float">
            <text:p>4649</text:p>
          </table:table-cell>
          <table:table-cell office:value-type="float" office:value="111.5" calcext:value-type="float">
            <text:p>111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11:35:02.4889850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6T23:15:17.940585925</meta:creation-date>
    <dc:date>2020-10-27T12:18:37.578785879</dc:date>
    <meta:editing-duration>PT11H56M9S</meta:editing-duration>
    <meta:editing-cycles>5</meta:editing-cycles>
    <meta:generator>LibreOffice/7.0.2.2$Linux_X86_64 LibreOffice_project/00$Build-2</meta:generator>
    <meta:document-statistic meta:table-count="1" meta:cell-count="524" meta:object-count="0"/>
  </office:meta>
</office:document-meta>
</file>